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49cm" table:align="left"/>
    </style:style>
    <style:style style:name="Table1.A" style:family="table-column">
      <style:table-column-properties style:column-width="2.223cm"/>
    </style:style>
    <style:style style:name="Table1.B" style:family="table-column">
      <style:table-column-properties style:column-width="2.528cm"/>
    </style:style>
    <style:style style:name="Table1.C" style:family="table-column">
      <style:table-column-properties style:column-width="2.104cm"/>
    </style:style>
    <style:style style:name="Table1.D" style:family="table-column">
      <style:table-column-properties style:column-width="2.595cm"/>
    </style:style>
    <style:style style:name="Table1.A1" style:family="table-cell">
      <style:table-cell-properties style:vertical-align="middle" fo:padding="0.049cm" fo:border="none"/>
    </style:style>
    <style:style style:name="Table5" style:family="table">
      <style:table-properties style:width="9.449cm" table:align="left"/>
    </style:style>
    <style:style style:name="Table5.A" style:family="table-column">
      <style:table-column-properties style:column-width="2.223cm"/>
    </style:style>
    <style:style style:name="Table5.B" style:family="table-column">
      <style:table-column-properties style:column-width="2.528cm"/>
    </style:style>
    <style:style style:name="Table5.C" style:family="table-column">
      <style:table-column-properties style:column-width="2.104cm"/>
    </style:style>
    <style:style style:name="Table5.D" style:family="table-column">
      <style:table-column-properties style:column-width="2.595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23feb2"/>
    </style:style>
    <style:style style:name="P2" style:family="paragraph" style:parent-style-name="Standard">
      <style:text-properties officeooo:rsid="003f061c" officeooo:paragraph-rsid="003f061c"/>
    </style:style>
    <style:style style:name="P3" style:family="paragraph" style:parent-style-name="Standard">
      <style:text-properties officeooo:paragraph-rsid="0023feb2"/>
    </style:style>
    <style:style style:name="P4" style:family="paragraph" style:parent-style-name="Standard">
      <style:text-properties officeooo:paragraph-rsid="00409bdd"/>
    </style:style>
    <style:style style:name="P5" style:family="paragraph" style:parent-style-name="Standard">
      <style:paragraph-properties style:writing-mode="lr-tb"/>
      <style:text-properties officeooo:paragraph-rsid="00409bdd"/>
    </style:style>
    <style:style style:name="P6" style:family="paragraph" style:parent-style-name="Standard">
      <style:text-properties officeooo:rsid="00409bdd" officeooo:paragraph-rsid="00409bdd"/>
    </style:style>
    <style:style style:name="P7" style:family="paragraph" style:parent-style-name="Standard">
      <style:paragraph-properties fo:text-align="center" style:justify-single-word="false"/>
      <style:text-properties officeooo:paragraph-rsid="0041ad0b"/>
    </style:style>
    <style:style style:name="P8" style:family="paragraph" style:parent-style-name="Standard">
      <style:paragraph-properties fo:text-align="center" style:justify-single-word="false"/>
      <style:text-properties officeooo:paragraph-rsid="0041b070"/>
    </style:style>
    <style:style style:name="P9" style:family="paragraph" style:parent-style-name="Standard">
      <style:paragraph-properties style:writing-mode="lr-tb"/>
      <style:text-properties officeooo:paragraph-rsid="004120fc"/>
    </style:style>
    <style:style style:name="P10" style:family="paragraph" style:parent-style-name="Standard">
      <style:text-properties officeooo:paragraph-rsid="004120fc"/>
    </style:style>
    <style:style style:name="P11" style:family="paragraph" style:parent-style-name="Standard">
      <style:text-properties officeooo:paragraph-rsid="0041ad0b"/>
    </style:style>
    <style:style style:name="P12" style:family="paragraph" style:parent-style-name="Standard">
      <style:text-properties officeooo:paragraph-rsid="0041b070"/>
    </style:style>
    <style:style style:name="P13" style:family="paragraph" style:parent-style-name="Table_20_Contents">
      <style:text-properties officeooo:rsid="003d9d0a" officeooo:paragraph-rsid="0041ad0b"/>
    </style:style>
    <style:style style:name="P14" style:family="paragraph" style:parent-style-name="Table_20_Contents">
      <style:text-properties officeooo:rsid="003d9d0a" officeooo:paragraph-rsid="0041b070"/>
    </style:style>
    <style:style style:name="P15" style:family="paragraph" style:parent-style-name="Table_20_Contents">
      <style:text-properties officeooo:paragraph-rsid="0041ad0b" style:language-complex="sa" style:country-complex="IN"/>
    </style:style>
    <style:style style:name="P16" style:family="paragraph" style:parent-style-name="Table_20_Contents">
      <style:paragraph-properties style:writing-mode="lr-tb"/>
      <style:text-properties officeooo:paragraph-rsid="0041ad0b" style:language-complex="sa" style:country-complex="IN"/>
    </style:style>
    <style:style style:name="P17" style:family="paragraph" style:parent-style-name="Table_20_Contents">
      <style:text-properties officeooo:paragraph-rsid="0041b070" style:language-complex="sa" style:country-complex="IN"/>
    </style:style>
    <style:style style:name="P18" style:family="paragraph" style:parent-style-name="Table_20_Contents">
      <style:paragraph-properties style:writing-mode="lr-tb"/>
      <style:text-properties officeooo:paragraph-rsid="0041b070" style:language-complex="sa" style:country-complex="IN"/>
    </style:style>
    <style:style style:name="P19" style:family="paragraph" style:parent-style-name="Table_20_Contents">
      <style:text-properties officeooo:paragraph-rsid="0041ad0b"/>
    </style:style>
    <style:style style:name="P20" style:family="paragraph" style:parent-style-name="Table_20_Contents">
      <style:text-properties officeooo:paragraph-rsid="0041b070"/>
    </style:style>
    <style:style style:name="P21" style:family="paragraph" style:parent-style-name="Table_20_Heading">
      <style:text-properties fo:font-weight="normal" officeooo:rsid="003d9d0a" officeooo:paragraph-rsid="0041ad0b" style:font-weight-asian="normal" style:font-weight-complex="normal"/>
    </style:style>
    <style:style style:name="P22" style:family="paragraph" style:parent-style-name="Table_20_Heading">
      <style:text-properties fo:font-weight="normal" officeooo:rsid="003d9d0a" officeooo:paragraph-rsid="0041b070" style:font-weight-asian="normal" style:font-weight-complex="normal"/>
    </style:style>
    <style:style style:name="P23" style:family="paragraph" style:parent-style-name="Table_20_Heading">
      <style:text-properties officeooo:paragraph-rsid="0041ad0b"/>
    </style:style>
    <style:style style:name="T1" style:family="text">
      <style:text-properties officeooo:rsid="003f061c"/>
    </style:style>
    <style:style style:name="T2" style:family="text">
      <style:text-properties officeooo:rsid="00409bdd"/>
    </style:style>
    <style:style style:name="T3" style:family="text">
      <style:text-properties officeooo:rsid="004120fc"/>
    </style:style>
    <style:style style:name="T4" style:family="text">
      <style:text-properties officeooo:rsid="0041ad0b"/>
    </style:style>
    <style:style style:name="T5" style:family="text">
      <style:text-properties officeooo:rsid="0041b070"/>
    </style:style>
    <style:style style:name="T6" style:family="text">
      <style:text-properties officeooo:rsid="0042eb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</text:p>
      <text:p text:style-name="P1">1) Conjugate <text:bookmark-start text:name="__DdeLink__1360_644409755"/>√पू<text:bookmark-end text:name="__DdeLink__1360_644409755"/> (IX) in the present potential middle.</text:p>
      <text:p text:style-name="P12">2) Conjugate <text:bookmark-start text:name="__DdeLink__1365_644409755"/>√छिद्<text:bookmark-end text:name="__DdeLink__1365_644409755"/> (VII) in the imperfect indicative middle.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8"><text:bookmark-start text:name="__DdeLink__1360_644409755 Copy 1"/>√पू<text:bookmark-end text:name="__DdeLink__1360_644409755 Copy 1"/> </text:p>
            </table:table-cell>
            <table:table-cell table:style-name="Table1.A1" office:value-type="string">
              <text:p text:style-name="P22">Sg</text:p>
            </table:table-cell>
            <table:table-cell table:style-name="Table1.A1" office:value-type="string">
              <text:p text:style-name="P22">Du</text:p>
            </table:table-cell>
            <table:table-cell table:style-name="Table1.A1" office:value-type="string">
              <text:p text:style-name="P22">Pl</text:p>
            </table:table-cell>
          </table:table-row>
        </table:table-header-rows>
        <table:table-row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7">पुनीय</text:p>
          </table:table-cell>
          <table:table-cell table:style-name="Table1.A1" office:value-type="string">
            <text:p text:style-name="P18">पुनीवहि</text:p>
          </table:table-cell>
          <table:table-cell table:style-name="Table1.A1" office:value-type="string">
            <text:p text:style-name="P17">पुनीमहि</text:p>
          </table:table-cell>
        </table:table-row>
        <table:table-row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18">पुनीथाः</text:p>
          </table:table-cell>
          <table:table-cell table:style-name="Table1.A1" office:value-type="string">
            <text:p text:style-name="P17">पुन<text:span text:style-name="T5">ि</text:span><text:span text:style-name="T4">था</text:span>म्</text:p>
          </table:table-cell>
          <table:table-cell table:style-name="Table1.A1" office:value-type="string">
            <text:p text:style-name="P17">पुनीध्वम्</text:p>
          </table:table-cell>
        </table:table-row>
        <table:table-row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7">पुनीत</text:p>
          </table:table-cell>
          <table:table-cell table:style-name="Table1.A1" office:value-type="string">
            <text:p text:style-name="P17">पुन<text:span text:style-name="T5">ित</text:span>म्</text:p>
          </table:table-cell>
          <table:table-cell table:style-name="Table1.A1" office:value-type="string">
            <text:p text:style-name="P17">पुनीरन्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8">√छिद्</text:p>
            </table:table-cell>
            <table:table-cell table:style-name="Table5.A1" office:value-type="string">
              <text:p text:style-name="P22">Sg</text:p>
            </table:table-cell>
            <table:table-cell table:style-name="Table5.A1" office:value-type="string">
              <text:p text:style-name="P22">Du</text:p>
            </table:table-cell>
            <table:table-cell table:style-name="Table5.A1" office:value-type="string">
              <text:p text:style-name="P22">Pl</text:p>
            </table:table-cell>
          </table:table-row>
        </table:table-header-rows>
        <table:table-row>
          <table:table-cell table:style-name="Table5.A1" office:value-type="string">
            <text:p text:style-name="P14">1</text:p>
          </table:table-cell>
          <table:table-cell table:style-name="Table5.A1" office:value-type="string">
            <text:p text:style-name="P17">अ<text:span text:style-name="T2">छि</text:span>न्दि </text:p>
          </table:table-cell>
          <table:table-cell table:style-name="Table5.A1" office:value-type="string">
            <text:p text:style-name="P17">अ<text:span text:style-name="T2">छि</text:span>न्द्वहि</text:p>
          </table:table-cell>
          <table:table-cell table:style-name="Table5.A1" office:value-type="string">
            <text:p text:style-name="P17">अ<text:span text:style-name="T2">छि</text:span>न्द्महि</text:p>
          </table:table-cell>
        </table:table-row>
        <table:table-row>
          <table:table-cell table:style-name="Table5.A1" office:value-type="string">
            <text:p text:style-name="P20">2</text:p>
          </table:table-cell>
          <table:table-cell table:style-name="Table5.A1" office:value-type="string">
            <text:p text:style-name="P18">अ<text:span text:style-name="T2">छि</text:span>न्त्थाः <text:s/></text:p>
          </table:table-cell>
          <table:table-cell table:style-name="Table5.A1" office:value-type="string">
            <text:p text:style-name="P18">अ<text:span text:style-name="T2">छि</text:span>न्द<text:span text:style-name="T5">ा</text:span><text:span text:style-name="T4">था</text:span>म्</text:p>
          </table:table-cell>
          <table:table-cell table:style-name="Table5.A1" office:value-type="string">
            <text:p text:style-name="P18">अ<text:span text:style-name="T2">छि</text:span>न्द्ध्वम्</text:p>
          </table:table-cell>
        </table:table-row>
        <table:table-row>
          <table:table-cell table:style-name="Table5.A1" office:value-type="string">
            <text:p text:style-name="P14">3</text:p>
          </table:table-cell>
          <table:table-cell table:style-name="Table5.A1" office:value-type="string">
            <text:p text:style-name="P17">अ<text:span text:style-name="T2">छि</text:span>न्<text:span text:style-name="T4">त्त</text:span> </text:p>
          </table:table-cell>
          <table:table-cell table:style-name="Table5.A1" office:value-type="string">
            <text:p text:style-name="P17">अ<text:span text:style-name="T2">छि</text:span>न्द<text:span text:style-name="T5">ा</text:span><text:span text:style-name="T4">ता</text:span>म्</text:p>
          </table:table-cell>
          <table:table-cell table:style-name="Table5.A1" office:value-type="string">
            <text:p text:style-name="P17">अ<text:span text:style-name="T2">छि</text:span>न्द<text:span text:style-name="T4">त</text:span></text:p>
          </table:table-cell>
        </table:table-row>
      </table:table>
      <text:p text:style-name="P12"/>
      <text:p text:style-name="P1"/>
      <text:p text:style-name="P1">3) Identify the forms below. Example: शृणुवीय – 1st Sg Pres Pot Mid of √श्रु (V) ‘to listen’</text:p>
      <text:p text:style-name="P5">१) तन्वीयाताम् → <text:bookmark-start text:name="__DdeLink__1384_644409755"/>√तन्<text:bookmark-end text:name="__DdeLink__1384_644409755"/><text:span text:style-name="T2">(VIII)</text:span> <text:span text:style-name="T2">3p, du, Opt, mid</text:span>→ <text:span text:style-name="T2">они вдвоём тянули бы</text:span></text:p>
      <text:p text:style-name="P4">२) अछिन्द्वहि→ √छिद्<text:span text:style-name="T2">(VII)</text:span> <text:span text:style-name="T2">1p, pl, Imperf, mid</text:span>→ <text:span text:style-name="T2">мы резали</text:span></text:p>
      <text:p text:style-name="P5">३) छिन्दीय→ √छिद् <text:span text:style-name="T2">(VII)</text:span> <text:span text:style-name="T2">1p, sg, Opt, mid</text:span>→ <text:span text:style-name="T2">я резал бы</text:span></text:p>
      <text:p text:style-name="P4">४) वृण<text:span text:style-name="T2">ु</text:span>व<text:span text:style-name="T2">ी</text:span>थाः→<text:bookmark-start text:name="__DdeLink__1386_644409755"/>√वृ<text:bookmark-end text:name="__DdeLink__1386_644409755"/> <text:span text:style-name="T2">(V) 2p, sg, Opt, mid →ты бы покрыл </text:span></text:p>
      <text:p text:style-name="P4">५) युञ्जीवहि→ √युज्<text:span text:style-name="T2">(VII) 1p, du, Opt, mid</text:span>→ <text:span text:style-name="T2">мы двое соедетили бы</text:span></text:p>
      <text:p text:style-name="P4">६) अद्विषि→ √द्विष् <text:span text:style-name="T2">(II) 1p, sg, Imperf, mid</text:span>→<text:span text:style-name="T2">я ненавидел</text:span> </text:p>
      <text:p text:style-name="P4">७) जुह्वीय→√हु(II) 1p, sg, Opt, mid → <text:span text:style-name="T2">я возлиял бы</text:span></text:p>
      <text:p text:style-name="P4">८) अजुह्वि→ √हु(II) <text:span text:style-name="T2">1p, sg, Imperf, mid</text:span>→ <text:span text:style-name="T2">я возлиял</text:span></text:p>
      <text:p text:style-name="P9">९) अतनुध्वम्→ <text:bookmark-start text:name="__DdeLink__1384_644409755 Copy 1"/>√तन्<text:bookmark-end text:name="__DdeLink__1384_644409755 Copy 1"/><text:span text:style-name="T2">(VIII) </text:span><text:span text:style-name="T3">2p, pl, Imperf, mid</text:span>→ <text:span text:style-name="T3">вы тянули</text:span></text:p>
      <text:p text:style-name="P10">१०) अवृण<text:span text:style-name="T3">ु</text:span>महि→ <text:bookmark-start text:name="__DdeLink__1409_644409755"/><text:bookmark-start text:name="__DdeLink__1386_644409755 Copy 1"/>√वृ<text:bookmark-end text:name="__DdeLink__1409_644409755"/><text:bookmark-end text:name="__DdeLink__1386_644409755 Copy 1"/> <text:span text:style-name="T2">(V) </text:span><text:span text:style-name="T3">1p, pl, Imperf, mid</text:span>→ <text:span text:style-name="T3">мы покрыли</text:span></text:p>
      <text:p text:style-name="P10">११) वृणीत→ √वृ<text:span text:style-name="T3">(IX) 3p, sg, Opt, mid</text:span>→ <text:span text:style-name="T3">он выбрал бы</text:span></text:p>
      <text:p text:style-name="P10">१२) अवृणीत→ √वृ<text:span text:style-name="T3">(IX) 3p, sg, Imperf, mid</text:span>→ <text:span text:style-name="T3">он выбрал</text:span></text:p>
      <text:p text:style-name="P4">१३) भिन्दीरन्→ √भिद् <text:span text:style-name="T3">(VII) 3p, pl, Opt, mid</text:span>→ <text:span text:style-name="T3">он разделял бы</text:span></text:p>
      <text:p text:style-name="P1"/>
      <text:p text:style-name="P1">4) Give the form listed in brackets and translate.</text:p>
      <text:p text:style-name="P1"/>
      <text:p text:style-name="P4">a) 3rd Du Impf Mid of √हु→ <text:span text:style-name="T6">जुहुयाताम्</text:span>→ <text:span text:style-name="T4">они двое возлияли</text:span></text:p>
      <text:p text:style-name="P4">b) 2nd Sg Pot Mid of <text:bookmark-start text:name="__DdeLink__1418_644409755"/>√भिद्<text:bookmark-end text:name="__DdeLink__1418_644409755"/>→ <text:span text:style-name="T4">भिन्</text:span><text:span text:style-name="T6">त्थः</text:span>→ <text:span text:style-name="T4">ты разделял бы</text:span></text:p>
      <text:p text:style-name="P11">c) 3rd Pl Impf Mid of <text:bookmark-start text:name="__DdeLink__1422_644409755"/>√श्रु<text:bookmark-end text:name="__DdeLink__1422_644409755"/>→ <text:span text:style-name="T4">अ</text:span>श्रु<text:span text:style-name="T4">णुत </text:span>→ <text:span text:style-name="T4">он слышал</text:span></text:p>
      <text:p text:style-name="P11">d) 2nd Pl Pot Mid of <text:bookmark-start text:name="__DdeLink__1427_644409755"/>√धृष्<text:bookmark-end text:name="__DdeLink__1427_644409755"/>→धृष्<text:span text:style-name="T4">णुध्वम्</text:span> → <text:span text:style-name="T4">вы осмелились бы</text:span></text:p>
      <text:p text:style-name="P11">e) 1st Sg Impf Mid of √युज्→ युञ्जी<text:span text:style-name="T4">य</text:span>→ <text:span text:style-name="T4">я соединил</text:span></text:p>
      <text:p text:style-name="P11">f) 2nd Du Impf Mid of <text:bookmark-start text:name="__DdeLink__1436_644409755"/><text:bookmark-start text:name="__DdeLink__1451_644409755"/>√पू<text:bookmark-end text:name="__DdeLink__1436_644409755"/><text:bookmark-end text:name="__DdeLink__1451_644409755"/>→ <text:span text:style-name="T5">अ</text:span>पू<text:span text:style-name="T4">नी</text:span><text:span text:style-name="T5">थाम्</text:span>→ <text:span text:style-name="T5">они двое очистили</text:span></text:p>
      <text:p text:style-name="P4">g) 1st Du Pot Mid of √हु→ <text:span text:style-name="T5">जुहुवहि</text:span>→ </text:p>
      <text:p text:style-name="P12">h) 2nd Du Pot Act of <text:bookmark-start text:name="__DdeLink__1461_644409755"/>√धृष्<text:bookmark-end text:name="__DdeLink__1461_644409755"/>→ धृष्<text:span text:style-name="T4">ण</text:span><text:span text:style-name="T5">्विथाम्</text:span>→ </text:p>
      <text:p text:style-name="P4">i) 2nd Sg Impf Mid of √तन्→ → </text:p>
      <text:p text:style-name="P4">j) 3rd Pl Pot Mid of √भुज्→ → </text:p>
      <text:p text:style-name="P4">k) 1st Du Impf Mid of √छिद्→ → </text:p>
      <text:p text:style-name="P4">l) 1st Pl Pot Mid of √वृ (V)→ → </text:p>
      <text:p text:style-name="P4">m) 3rd Sg Pot Mid of √छिद्→ → </text:p>
      <text:p text:style-name="P4">n) 3rd Sg Impf Mid of √भिद्→ → </text:p>
      <text:p text:style-name="P4"><text:soft-page-break/>o) 2nd Sg Pot Mid of √युज्→ → </text:p>
      <text:p text:style-name="P1"/>
      <text:p text:style-name="P1">5) Review exercise: identify the following finite and non-finite verb forms and translate.</text:p>
      <text:p text:style-name="P1">Example: स्पृशते – 3rd Sg Pres Ind Mid of √स्पृश् ‘he touches’.</text:p>
      <text:p text:style-name="P4">१) अक्षमे→ → </text:p>
      <text:p text:style-name="P4">२) पृणीतः→ → </text:p>
      <text:p text:style-name="P4">३) वव्रिरे→ → </text:p>
      <text:p text:style-name="P4">४) सस्नुः→ → </text:p>
      <text:p text:style-name="P4">५) सरामहे→ → </text:p>
      <text:p text:style-name="P4">६) अक्षयत्→ → </text:p>
      <text:p text:style-name="P4">७) कल्पस्व→ → </text:p>
      <text:p text:style-name="P4">८) शस्तानि→ → </text:p>
      <text:p text:style-name="P4">९) पूनीते→ → </text:p>
      <text:p text:style-name="P4">१०) सरेत→ → </text:p>
      <text:p text:style-name="P4">११) हसन्→ → </text:p>
      <text:p text:style-name="P4">१२) अहसन्→ → </text:p>
      <text:p text:style-name="P4">१३) गायेरन्→ → </text:p>
      <text:p text:style-name="P4">१४) निन्देयाताम्→ → </text:p>
      <text:p text:style-name="P4">१५) चक्राम→ → </text:p>
      <text:p text:style-name="P4">१६) आसीत्→ → </text:p>
      <text:p text:style-name="P4">१७) अपचध्वम्→ → </text:p>
      <text:p text:style-name="P4">१८) खादध्वे→ → </text:p>
      <text:p text:style-name="P4">१९) आसीय→ → </text:p>
      <text:p text:style-name="P4">२०) तेपे→ → </text:p>
      <text:p text:style-name="P1">6) Translate into English.</text:p>
      <text:p text:style-name="P1"/>
      <text:p text:style-name="P1">१) महाकर्माणं क्षत्रियं सेनयोर्मूर्ध्नि स्थितमजानीमहि ।</text:p>
      <text:p text:style-name="P1">२) पितरावकीर्तिकरं पुत्रमनिन्देताम् ।</text:p>
      <text:p text:style-name="P1">३) युद्धमन्तकरमस्ति । अलं युद्धेनेति पितोवाच ।</text:p>
      <text:p text:style-name="P1">४) प्रथमं न सदा श्रेष्ठमिति धीमानुक्त्वान्यद्यत्नमकु रुत ।</text:p>
      <text:p text:style-name="P1">५) अप्यन्नमभुङ्ग् ध्वमिति पिता पुत्रान्पृष्ट्वान् । अधुना कवेः कथाः श्रोतुमियामेत्यवदत ।</text:p>
      <text:p text:style-name="P1">६) न कदा चिद्युद्धाय कल्पिष्यथ इति क्षत्रियः कु मारावबलावब्रवीत् ।</text:p>
      <text:p text:style-name="P1">७) बाला नद्यामस्नायन्त । अलं स्नानेन (guess!) इति माता भाषित्वा तान्गृहमनयत् ।</text:p>
      <text:p text:style-name="P1">८) देवाः सर्वकराः सर्वविदश्च । देवान्पूजया नमसा च जुह्वीमहि ।</text:p>
      <text:p text:style-name="P1">९) राजा प्रजाकामः कथमप्रजो जीवितं भुञ्जीतते ि पप्रच्छ ।</text:p>
      <text:p text:style-name="P1">१०) महाबुद्धेर्गुरोर्वचनानि शृणुयावेति बाले ऽचिन्तयताम् ।</text:p>
      <text:p text:style-name="P1">११) चिरं सुप्त्वा बालो ऽचिरादत्तिष्ठेयमित्यवदत् । अन्नकाम उदतिष्ठत् ।</text:p>
      <text:p text:style-name="P1"/>
      <text:p text:style-name="P6">Reading</text:p>
      <text:p text:style-name="P1"/>
      <text:p text:style-name="P1">धृतराष्ट्र उवाच</text:p>
      <text:p text:style-name="P1">धर्मक्षेत्रे कु रुक्षेत्रे समवेता युयत्सवः ।</text:p>
      <text:p text:style-name="P2">मामकाः पाण्डवाश्चैव किमकु र्वत सं जय ॥ १ – १ ॥</text:p>
      <text:p text:style-name="P1">संजय उवाच</text:p>
      <text:p text:style-name="P1">दृष्ट्वा तु पाण्डवानीकं व्यूढं द<text:span text:style-name="T1">ुर्योध</text:span>नस्तदा ।</text:p>
      <text:p text:style-name="P1">आचार्यमुपसंगम्य राजा वचनमब्रवीत् ॥ १ – २ ॥</text:p>
      <text:p text:style-name="P1"><text:soft-page-break/>पश्यैतां पाण्डुपुत्राणामाचार्य महती<text:span text:style-name="T1">ं</text:span> <text:s/>चमूम् ।</text:p>
      <text:p text:style-name="P1">व्यूढां द्<text:span text:style-name="T1">रुप</text:span>दपुत्रेण तव शिष्येण धीमता ॥ १ – ३ ॥</text:p>
      <text:p text:style-name="P1">अत्र शूरा महेष्वासा भीमार्जुनसमा युधि ।</text:p>
      <text:p text:style-name="P1">युय<text:span text:style-name="T1">ु</text:span>ध<text:span text:style-name="T1">ा</text:span>नो विराटश्च <text:span text:style-name="T1">द्रुप</text:span>दश्च महारथः ॥ १ – ४ 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07T18:27:20.952505112</dc:date>
    <meta:editing-duration>P1DT14H9M23S</meta:editing-duration>
    <meta:editing-cycles>62</meta:editing-cycles>
    <meta:generator>LibreOffice/7.4.7.2$Linux_X86_64 LibreOffice_project/40$Build-2</meta:generator>
    <meta:document-statistic meta:table-count="2" meta:image-count="0" meta:object-count="0" meta:page-count="3" meta:paragraph-count="110" meta:word-count="587" meta:character-count="2533" meta:non-whitespace-character-count="2013"/>
  </office:meta>
</office:document-meta>
</file>